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p>
        <mstyle mathvariant="bold">
          <mi>E</mi>
        </mstyle>
        <mtext>D</mtext>
      </msup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row>
          <mspace width="0.5em"/>
          <mo stretchy="false">−</mo>
          <mo stretchy="false">∇</mo>
        </mrow>
      </mrow>
      <msub>
        <mi mathvariant="normal">ϕ</mi>
        <mtext>D</mtext>
      </msub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n>1</mn>
        <mrow>
          <mn>4</mn>
          <mi mathvariant="normal">π</mi>
          <msub>
            <mi mathvariant="normal">ε</mi>
            <mn>0</mn>
          </msub>
        </mrow>
      </mfrac>
      <mo stretchy="false">∇</mo>
      <mrow>
        <mo fence="true" stretchy="true">(</mo>
        <mrow>
          <mrow>
            <mstyle mathvariant="bold">
              <mi>p</mi>
            </mstyle>
            <mrow>
              <mspace width="0.5em"/>
              <mo stretchy="false">⋅</mo>
              <mspace width="0.5em"/>
            </mrow>
            <mo stretchy="false">∇</mo>
            <mfrac>
              <mn>1</mn>
              <mi>r</mi>
            </mfrac>
          </mrow>
        </mrow>
        <mo fence="true" stretchy="true">)</mo>
      </mrow>
    </mrow>
    <annotation encoding="StarMath 5.0">{bold E}^"D" ( bold r ) `=` - nabla %iphi _"D" ( bold r ) `=` 1 over { 4 %pi %varepsilon _0 } nabla left ( bold p `cdot` nabla 1 over r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1:35:09.889000000</meta:creation-date>
    <meta:generator>LibreOffice/4.2.4.2$Windows_x86 LibreOffice_project/63150712c6d317d27ce2db16eb94c2f3d7b699f8</meta:generator>
  </office:meta>
</office:document-meta>
</file>